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0e006f" draw:marker-start-width="0.321cm" draw:marker-end-width="0.321cm" draw:fill-color="#ffffff" draw:textarea-horizontal-align="justify" draw:textarea-vertical-align="top" draw:auto-grow-height="false" fo:min-height="6.988cm" fo:min-width="11.6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18cm" svg:stroke-color="#043399" draw:marker-start-width="0.227cm" draw:marker-end-width="0.227cm" draw:fill-color="#ffd8ce" draw:textarea-horizontal-align="justify" draw:textarea-vertical-align="middle" draw:auto-grow-height="false" fo:min-height="3.56cm" fo:min-width="13.594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043399" draw:marker-start-width="0.227cm" draw:marker-end-width="0.227cm" draw:fill-color="#d8fafe" draw:textarea-horizontal-align="justify" draw:textarea-vertical-align="middle" draw:auto-grow-height="false" fo:min-height="2.797cm" fo:min-width="7.407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draw:stroke="solid" svg:stroke-width="0.035cm" svg:stroke-color="#5b277d" draw:marker-start-width="0.252cm" draw:marker-end-width="0.252cm" draw:fill-color="#ab97fd" draw:textarea-horizontal-align="justify" draw:textarea-vertical-align="middle" draw:auto-grow-height="false" fo:min-height="0.552cm" fo:min-width="0.302cm" fo:padding-top="0.142cm" fo:padding-bottom="0.142cm" fo:padding-left="0.267cm" fo:padding-right="0.267cm"/>
    </style:style>
    <style:style style:name="gr5" style:family="graphic" style:parent-style-name="standard">
      <style:graphic-properties svg:stroke-width="0.028cm" svg:stroke-color="#043399" draw:marker-start-width="0.242cm" draw:marker-end-width="0.242cm" draw:fill-color="#ecdda4" draw:textarea-horizontal-align="justify" draw:textarea-vertical-align="middle" draw:auto-grow-height="false" fo:min-height="3.177cm" fo:min-width="9.024cm" fo:padding-top="0.139cm" fo:padding-bottom="0.139cm" fo:padding-left="0.264cm" fo:padding-right="0.264cm"/>
      <style:paragraph-properties style:writing-mode="lr-tb"/>
    </style:style>
    <style:style style:name="gr6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8" style:family="graphic" style:parent-style-name="standard">
      <style:graphic-properties svg:stroke-width="0.028cm" svg:stroke-color="#043399" draw:marker-start-width="0.242cm" draw:marker-end-width="0.242cm" draw:fill-color="#a4f7fd" draw:textarea-horizontal-align="justify" draw:textarea-vertical-align="middle" draw:auto-grow-height="false" fo:min-height="2.008cm" fo:min-width="5.77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svg:stroke-width="0.212cm" svg:stroke-color="#55308d" draw:marker-start-width="0.517cm" draw:marker-end="Arrowheads_20_2" draw:marker-end-width="0.617cm" draw:fill="none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svg:stroke-width="0.028cm" svg:stroke-color="#043399" draw:marker-start-width="0.242cm" draw:marker-end-width="0.242cm" draw:fill-color="#a4f7fd" draw:textarea-horizontal-align="justify" draw:textarea-vertical-align="middle" draw:auto-grow-height="false" fo:min-height="2.008cm" fo:min-width="5.771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width="0.028cm" svg:stroke-color="#043399" draw:marker-start-width="0.242cm" draw:marker-end-width="0.242cm" draw:fill-color="#e4a82f" draw:textarea-horizontal-align="justify" draw:textarea-vertical-align="middle" draw:auto-grow-height="false" fo:min-height="2.175cm" fo:min-width="5.965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 style:writing-mode="lr-tb"/>
      <style:text-properties fo:color="#2e006f" loext:opacity="100%" style:text-position="33% 58%" style:font-name="Century Gothic" fo:font-size="36pt" fo:font-weight="bold" style:font-size-asian="36pt" style:font-size-complex="36pt"/>
    </style:style>
    <style:style style:name="P2" style:family="paragraph">
      <loext:graphic-properties draw:fill-color="#ffffff"/>
      <style:paragraph-properties fo:text-align="center" style:writing-mode="lr-tb"/>
      <style:text-properties fo:color="#2e006f" loext:opacity="100%" style:text-position="33% 58%" style:font-name="Century Gothic" fo:font-size="36pt" fo:font-weight="bold" style:font-size-asian="36pt" style:font-size-complex="36pt"/>
    </style:style>
    <style:style style:name="P3" style:family="paragraph">
      <style:paragraph-properties fo:text-align="center" style:writing-mode="lr-tb"/>
      <style:text-properties fo:color="#2e006f" loext:opacity="100%" style:font-name="Century Gothic" fo:font-size="35pt" fo:font-weight="bold" style:font-size-asian="35pt" style:font-size-complex="35pt"/>
    </style:style>
    <style:style style:name="P4" style:family="paragraph">
      <loext:graphic-properties draw:fill-color="#ffd8ce"/>
      <style:paragraph-properties fo:text-align="center" style:writing-mode="lr-tb"/>
      <style:text-properties fo:color="#2e006f" loext:opacity="100%" style:font-name="Century Gothic" fo:font-size="35pt" fo:font-weight="bold" style:font-size-asian="35pt" style:font-size-complex="35pt"/>
    </style:style>
    <style:style style:name="P5" style:family="paragraph">
      <loext:graphic-properties draw:fill-color="#d8fafe"/>
      <style:paragraph-properties fo:text-align="center" style:writing-mode="lr-tb"/>
      <style:text-properties fo:color="#2e006f" loext:opacity="100%" style:font-name="Century Gothic" fo:font-size="35pt" fo:font-weight="bold" style:font-size-asian="35pt" style:font-size-complex="35pt"/>
    </style:style>
    <style:style style:name="P6" style:family="paragraph">
      <loext:graphic-properties draw:fill-color="#ab97fd"/>
      <style:paragraph-properties fo:text-align="center"/>
    </style:style>
    <style:style style:name="P7" style:family="paragraph">
      <style:paragraph-properties fo:text-align="center" style:writing-mode="lr-tb"/>
      <style:text-properties fo:color="#2e006f" loext:opacity="100%" style:font-name="Century Gothic" fo:font-size="32pt" fo:font-weight="bold" style:font-size-asian="32pt" style:font-size-complex="32pt"/>
    </style:style>
    <style:style style:name="P8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2pt" fo:font-weight="bold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 style:writing-mode="lr-tb"/>
      <style:text-properties fo:color="#2e006f" loext:opacity="100%" style:font-name="Century Gothic" fo:font-size="30pt" fo:font-weight="bold" style:font-size-asian="30pt" style:font-size-complex="30pt"/>
    </style:style>
    <style:style style:name="P12" style:family="paragraph">
      <loext:graphic-properties draw:fill-color="#a4f7fd"/>
      <style:paragraph-properties fo:text-align="center" style:writing-mode="lr-tb"/>
      <style:text-properties fo:color="#2e006f" loext:opacity="100%" style:font-name="Century Gothic" fo:font-size="30pt" fo:font-weight="bold" style:font-size-asian="30pt" style:font-size-complex="30pt"/>
    </style:style>
    <style:style style:name="P13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5pt" fo:font-weight="bold" style:font-size-asian="35pt" style:font-size-complex="35pt"/>
    </style:style>
    <style:style style:name="T1" style:family="text">
      <style:text-properties fo:color="#2e006f" loext:opacity="100%" style:text-position="33% 58%" style:font-name="Century Gothic" fo:font-size="36pt" fo:font-weight="bold" style:font-size-asian="36pt" style:font-size-complex="36pt"/>
    </style:style>
    <style:style style:name="T2" style:family="text">
      <style:text-properties fo:color="#2e006f" loext:opacity="100%" style:font-name="Century Gothic" fo:font-size="35pt" fo:font-weight="bold" style:font-size-asian="35pt" style:font-size-complex="35pt"/>
    </style:style>
    <style:style style:name="T3" style:family="text">
      <style:text-properties fo:color="#2e006f" loext:opacity="100%" style:font-name="Century Gothic" fo:font-size="32pt" fo:font-weight="bold" style:font-size-asian="32pt" style:font-size-complex="32pt"/>
    </style:style>
    <style:style style:name="T4" style:family="text">
      <style:text-properties fo:color="#2e006f" loext:opacity="100%" style:font-name="Century Gothic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2e006f" loext:opacity="100%" style:font-name="Century Gothic" fo:font-size="30pt" fo:font-weight="bold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19cm" svg:height="7.238cm" svg:x="1.923cm" svg:y="14.49cm">
          <text:p text:style-name="P1"><text:span text:style-name="T1">Node 1 <text:s text:c="39"/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094cm" svg:height="3.81cm" svg:x="1.923cm" svg:y="1.365cm">
          <text:p text:style-name="P3"><text:span text:style-name="T2">Big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907cm" svg:height="3.047cm" svg:x="21.35cm" svg:y="1.638cm">
          <text:p text:style-name="P3"><text:span text:style-name="T2">Tiny 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666cm" svg:height="2.666cm" svg:x="17.342cm" svg:y="1.8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549.79757085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9.524cm" svg:height="3.427cm" svg:x="3.165cm" svg:y="17.919cm">
          <text:p text:style-name="P7"><text:span text:style-name="T3">Big </text:span></text:p>
          <text:p text:style-name="P7"><text:span text:style-name="T3">Table - P1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4.87cm" svg:y1="9.772cm" svg:x2="11.795cm" svg:y2="15.287cm">
          <text:p/>
        </draw:line>
        <draw:frame draw:style-name="gr7" draw:text-style-name="P10" draw:layer="layout" svg:width="6.553cm" svg:height="1.64cm" svg:x="13.054cm" svg:y="12.442cm">
          <draw:text-box>
            <text:p><text:span text:style-name="T4">broadcast</text:span></text:p>
          </draw:text-box>
        </draw:frame>
        <draw:custom-shape draw:style-name="gr1" draw:text-style-name="P2" draw:layer="layout" svg:width="12.19cm" svg:height="7.238cm" svg:x="18.523cm" svg:y="14.49cm">
          <text:p text:style-name="P1"><text:span text:style-name="T1"><text:s text:c="45"/></text:span><text:span text:style-name="T1">Node 2 <text:s text:c="2"/>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298cm" svg:height="2.286cm" svg:x="18.514cm" svg:y="15.251cm">
          <text:p text:style-name="P11"><text:span text:style-name="T5">Tiny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524cm" svg:height="3.427cm" svg:x="19.965cm" svg:y="17.919cm">
          <text:p text:style-name="P7"><text:span text:style-name="T3">Big </text:span></text:p>
          <text:p text:style-name="P7"><text:span text:style-name="T3">Table - P2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7.51cm" svg:y1="9.79cm" svg:x2="20.367cm" svg:y2="15.187cm">
          <text:p/>
        </draw:line>
        <draw:custom-shape draw:style-name="gr10" draw:text-style-name="P12" draw:layer="layout" svg:width="6.299cm" svg:height="2.286cm" svg:x="7.814cm" svg:y="15.251cm">
          <text:p text:style-name="P11"><text:span text:style-name="T5">Tiny t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9.143cm" svg:height="3.429cm" svg:x="11.659cm" svg:y="6.778cm">
          <text:p text:style-name="P3"><text:span text:style-name="T2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2T16:10:27.041860367</meta:creation-date>
    <dc:date>2021-05-08T21:51:15.089159311</dc:date>
    <meta:editing-duration>PT1M18S</meta:editing-duration>
    <meta:editing-cycles>3</meta:editing-cycles>
    <meta:generator>LibreOffice/7.1.2.2$MacOSX_X86_64 LibreOffice_project/8a45595d069ef5570103caea1b71cc9d82b2aae4</meta:generator>
    <meta:document-statistic meta:object-count="13"/>
  </office:meta>
</office:document-meta>
</file>